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left="0in" fo:margin-right="0in" fo:text-indent="0in" style:auto-text-indent="false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1">
      <style:paragraph-properties fo:margin-top="0in" fo:margin-bottom="0.1965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left="0in" fo:margin-right="0in" fo:text-indent="0in" style:auto-text-indent="false"/>
    </style:style>
    <style:style style:name="P9" style:family="paragraph" style:parent-style-name="Preformatted_20_Text" style:list-style-name="L2"/>
    <style:style style:name="P10" style:family="paragraph" style:parent-style-name="Preformatted_20_Text" style:list-style-name="L2">
      <style:paragraph-properties fo:margin-top="0in" fo:margin-bottom="0.1965in" style:contextual-spacing="false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ain loops and different types in Python. </text:p>
      <text:section text:style-name="Sect1" text:name="model-response-message-contentr_c235584d2b5f722c">
        <text:p text:style-name="P2">In Python, loops are used to execute a block of code repeatedly. There are two main types of loops:</text:p>
        <text:list text:style-name="L1">
          <text:list-item>
            <text:p text:style-name="P3"><text:span text:style-name="Strong_20_Emphasis"><text:span text:style-name="Source_20_Text">for</text:span></text:span><text:span text:style-name="Strong_20_Emphasis"> loop</text:span>: This loop is used to iterate over a sequence (such as a list, tuple, string, or range) or other iterable objects. The loop continues until it has processed each item in the sequence.</text:p>
            <text:p text:style-name="P4">Python</text:p>
            <text:p text:style-name="P5"><text:span text:style-name="Source_20_Text">fruits = ["apple", "banana", "cherry"]</text:span></text:p>
            <text:p text:style-name="P5"><text:span text:style-name="Source_20_Text">for fruit in fruits:</text:span></text:p>
            <text:p text:style-name="P6"><text:span text:style-name="Source_20_Text"><text:s text:c="4"/>print(fruit)</text:span></text:p>
          </text:list-item>
          <text:list-item>
            <text:p text:style-name="P3"><text:span text:style-name="Strong_20_Emphasis"><text:span text:style-name="Source_20_Text">while</text:span></text:span><text:span text:style-name="Strong_20_Emphasis"> loop</text:span>: This loop continues to execute a block of code as long as a specified condition is true.</text:p>
            <text:p text:style-name="P4">Python</text:p>
            <text:p text:style-name="P5"><text:span text:style-name="Source_20_Text">i = 1</text:span></text:p>
            <text:p text:style-name="P5"><text:span text:style-name="Source_20_Text">while i &lt; 6:</text:span></text:p>
            <text:p text:style-name="P5"><text:span text:style-name="Source_20_Text"><text:s text:c="4"/>print(i)</text:span></text:p>
            <text:p text:style-name="P6"><text:span text:style-name="Source_20_Text"><text:s text:c="4"/>i += 1</text:span></text:p>
          </text:list-item>
        </text:list>
        <text:p text:style-name="Text_20_body"><text:span text:style-name="Strong_20_Emphasis">Additional loop control statements:</text:span></text:p>
        <text:list text:style-name="L2">
          <text:list-item>
            <text:p text:style-name="P7"><text:span text:style-name="Strong_20_Emphasis"><text:span text:style-name="Source_20_Text">break</text:span></text:span>: This statement terminates the loop and transfers execution to the statement immediately following the loop.</text:p>
            <text:p text:style-name="P8">Python</text:p>
            <text:p text:style-name="P9"><text:span text:style-name="Source_20_Text">fruits = ["apple", "banana", "cherry"]</text:span></text:p>
            <text:p text:style-name="P9"><text:span text:style-name="Source_20_Text">for fruit in fruits:</text:span></text:p>
            <text:p text:style-name="P9"><text:span text:style-name="Source_20_Text"><text:s text:c="4"/>if fruit == "banana":</text:span></text:p>
            <text:p text:style-name="P9"><text:span text:style-name="Source_20_Text"><text:s text:c="8"/>break</text:span></text:p>
            <text:p text:style-name="P10"><text:span text:style-name="Source_20_Text"><text:s text:c="4"/>print(fruit)</text:span></text:p>
          </text:list-item>
          <text:list-item>
            <text:p text:style-name="P7"><text:span text:style-name="Strong_20_Emphasis"><text:span text:style-name="Source_20_Text">continue</text:span></text:span>: This statement skips the rest of the current iteration and jumps to the beginning of the next iteration.</text:p>
            <text:p text:style-name="P8">Python</text:p>
            <text:p text:style-name="P9"><text:span text:style-name="Source_20_Text">fruits = ["apple", "banana", "cherry"]</text:span></text:p>
            <text:p text:style-name="P9"><text:span text:style-name="Source_20_Text">for fruit in fruits:</text:span></text:p>
            <text:p text:style-name="P9"><text:span text:style-name="Source_20_Text"><text:s text:c="4"/>if fruit == "banana":</text:span></text:p>
            <text:p text:style-name="P9"><text:span text:style-name="Source_20_Text"><text:s text:c="8"/>continue</text:span></text:p>
            <text:p text:style-name="P10"><text:span text:style-name="Source_20_Text"><text:s text:c="4"/>print(fruit)</text:span></text:p>
          </text:list-item>
        </text:list>
        <text:p text:style-name="Text_20_body"><text:span text:style-name="Strong_20_Emphasis">Nested loops:</text:span></text:p>
        <text:p text:style-name="Text_20_body">Loops can be nested inside other loops, allowing for more complex iterations.</text:p>
        <text:p text:style-name="P2">Python</text:p>
        <text:p text:style-name="Preformatted_20_Text"><text:span text:style-name="Source_20_Text">for i in range(3):</text:span></text:p>
        <text:p text:style-name="Preformatted_20_Text"><text:span text:style-name="Source_20_Text"><text:s text:c="4"/>for j in range(2):</text:span></text:p>
        <text:p text:style-name="P11"><text:span text:style-name="Source_20_Text"><text:s text:c="8"/>print(i, j)</text:span></text:p>
        <text:p text:style-name="Text_20_body"><text:soft-page-break/><text:span text:style-name="Strong_20_Emphasis">Looping with </text:span><text:span text:style-name="Strong_20_Emphasis"><text:span text:style-name="Source_20_Text">range()</text:span></text:span><text:span text:style-name="Strong_20_Emphasis"> function:</text:span></text:p>
        <text:p text:style-name="Text_20_body">The <text:span text:style-name="Source_20_Text">range()</text:span> function is often used in loops to generate a sequence of numbers.</text:p>
        <text:p text:style-name="P2">Python</text:p>
        <text:p text:style-name="Preformatted_20_Text"><text:span text:style-name="Source_20_Text">for i in range(5): <text:s/># generates numbers from 0 to 4</text:span></text:p>
        <text:p text:style-name="P11"><text:span text:style-name="Source_20_Text"><text:s text:c="4"/>print(i)</text:span></text:p>
        <text:p text:style-name="Text_20_body"><text:span text:style-name="Strong_20_Emphasis">Looping with </text:span><text:span text:style-name="Strong_20_Emphasis"><text:span text:style-name="Source_20_Text">enumerate()</text:span></text:span><text:span text:style-name="Strong_20_Emphasis"> function:</text:span></text:p>
        <text:p text:style-name="Text_20_body">The <text:span text:style-name="Source_20_Text">enumerate()</text:span> function is used to iterate over a sequence while keeping track of the index of the current item.</text:p>
        <text:p text:style-name="P2">Python</text:p>
        <text:p text:style-name="Preformatted_20_Text"><text:span text:style-name="Source_20_Text">fruits = ["apple", "banana", "cherry"]</text:span></text:p>
        <text:p text:style-name="Preformatted_20_Text"><text:span text:style-name="Source_20_Text">for index, fruit in enumerate(fruits):</text:span></text:p>
        <text:p text:style-name="P11"><text:span text:style-name="Source_20_Text"><text:s text:c="4"/>print(index, fruit)</text:span></text:p>
        <text:p text:style-name="Text_20_body">These are the basic loop concepts in Python. Understanding these concepts will allow you to write efficient and effective code for various programming task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8T12:24:39.926000000</dc:date>
    <meta:editing-duration>PT15S</meta:editing-duration>
    <meta:editing-cycles>1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6" meta:word-count="307" meta:character-count="1822" meta:non-whitespace-character-count="1511"/>
  </office:meta>
</office:document-meta>
</file>